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rsid="001f6b08" officeooo:paragraph-rsid="001f6b08"/>
    </style:style>
    <style:style style:name="P3" style:family="paragraph" style:parent-style-name="Standard">
      <style:text-properties style:font-name="Liberation Sans" officeooo:paragraph-rsid="000a2337"/>
    </style:style>
    <style:style style:name="P4" style:family="paragraph" style:parent-style-name="Standard">
      <style:text-properties style:font-name="Liberation Sans" officeooo:paragraph-rsid="000bea9a"/>
    </style:style>
    <style:style style:name="P5" style:family="paragraph" style:parent-style-name="Standard" style:list-style-name="L1">
      <style:paragraph-properties fo:line-height="115%"/>
      <style:text-properties style:font-name="Liberation Sans" officeooo:rsid="001242ea" officeooo:paragraph-rsid="001242ea"/>
    </style:style>
    <style:style style:name="P6" style:family="paragraph" style:parent-style-name="Standard">
      <style:paragraph-properties fo:line-height="115%"/>
      <style:text-properties style:font-name="Liberation Sans"/>
    </style:style>
    <style:style style:name="P7" style:family="paragraph" style:parent-style-name="Standard">
      <style:text-properties style:font-name="Liberation Sans" officeooo:paragraph-rsid="0021a850"/>
    </style:style>
    <style:style style:name="P8" style:family="paragraph" style:parent-style-name="Standard">
      <style:text-properties style:font-name="Liberation Sans" officeooo:rsid="0023061b" officeooo:paragraph-rsid="0023061b"/>
    </style:style>
    <style:style style:name="P9" style:family="paragraph" style:parent-style-name="Standard" style:list-style-name="L1">
      <style:paragraph-properties fo:margin-top="0.302cm" fo:margin-bottom="0.302cm" loext:contextual-spacing="false" fo:line-height="115%"/>
      <style:text-properties style:font-name="Liberation Sans" officeooo:rsid="001242ea" officeooo:paragraph-rsid="001242ea"/>
    </style:style>
    <style:style style:name="P10" style:family="paragraph" style:parent-style-name="Standard" style:list-style-name="L1">
      <style:paragraph-properties fo:margin-top="0.302cm" fo:margin-bottom="0.302cm" loext:contextual-spacing="false" fo:line-height="150%"/>
      <style:text-properties style:font-name="Liberation Sans" officeooo:rsid="001242ea" officeooo:paragraph-rsid="001242ea"/>
    </style:style>
    <style:style style:name="P11" style:family="paragraph" style:parent-style-name="Standard" style:list-style-name="L1">
      <style:paragraph-properties fo:margin-top="0.201cm" fo:margin-bottom="0.201cm" loext:contextual-spacing="false" fo:line-height="115%"/>
      <style:text-properties style:font-name="Liberation Sans" officeooo:rsid="001242ea" officeooo:paragraph-rsid="001242ea"/>
    </style:style>
    <style:style style:name="P12" style:family="paragraph" style:parent-style-name="Standard" style:list-style-name="L1">
      <style:paragraph-properties fo:margin-top="0.201cm" fo:margin-bottom="0.201cm" loext:contextual-spacing="false" fo:line-height="115%"/>
      <style:text-properties style:font-name="Liberation Sans" officeooo:rsid="001ce350" officeooo:paragraph-rsid="001ce350"/>
    </style:style>
    <style:style style:name="P13" style:family="paragraph" style:parent-style-name="Table_20_Contents">
      <style:text-properties style:font-name="Liberation Sans"/>
    </style:style>
    <style:style style:name="P14" style:family="paragraph" style:parent-style-name="Table_20_Contents">
      <style:text-properties style:font-name="Liberation Sans" officeooo:rsid="000a2337" officeooo:paragraph-rsid="000a2337"/>
    </style:style>
    <style:style style:name="P15" style:family="paragraph" style:parent-style-name="Table_20_Contents">
      <style:text-properties style:font-name="Liberation Sans" officeooo:rsid="000d4483" officeooo:paragraph-rsid="000d4483"/>
    </style:style>
    <style:style style:name="P16" style:family="paragraph" style:parent-style-name="Table_20_Contents">
      <style:text-properties style:font-name="Liberation Sans" officeooo:rsid="000bea9a" officeooo:paragraph-rsid="000bea9a"/>
    </style:style>
    <style:style style:name="T1" style:family="text">
      <style:text-properties officeooo:rsid="00142f4e"/>
    </style:style>
    <style:style style:name="T2" style:family="text">
      <style:text-properties officeooo:rsid="0015966e"/>
    </style:style>
    <style:style style:name="T3" style:family="text">
      <style:text-properties officeooo:rsid="0016f11a"/>
    </style:style>
    <style:style style:name="T4" style:family="text">
      <style:text-properties officeooo:rsid="00188d82"/>
    </style:style>
    <style:style style:name="T5" style:family="text">
      <style:text-properties officeooo:rsid="001a36d9"/>
    </style:style>
    <style:style style:name="T6" style:family="text">
      <style:text-properties officeooo:rsid="001ba531"/>
    </style:style>
    <style:style style:name="T7" style:family="text">
      <style:text-properties officeooo:rsid="001d2488"/>
    </style:style>
    <style:style style:name="T8" style:family="text">
      <style:text-properties officeooo:rsid="001d452c"/>
    </style:style>
    <style:style style:name="T9" style:family="text">
      <style:text-properties officeooo:rsid="001dcbc3"/>
    </style:style>
    <style:style style:name="T10" style:family="text">
      <style:text-properties officeooo:rsid="0021a850"/>
    </style:style>
    <style:style style:name="T11" style:family="text">
      <style:text-properties officeooo:rsid="002420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3/09/2019 <text:tab/><text:tab/><text:tab/><text:tab/>TP1 : Recherche d’information<text:tab/></text:p>
      <text:p text:style-name="P1"/>
      <text:p text:style-name="P2">BARDY Benjamin</text:p>
      <text:p text:style-name="P2">ORTIZ Diégo</text:p>
      <text:p text:style-name="P1"/>
      <text:h text:style-name="Heading_20_3" text:outline-level="3"><text:span text:style-name="T10">3. </text:span>Analyses et exploration du code pour l’indexation et la recherche</text:h>
      <text:p text:style-name="P7"/>
      <text:p text:style-name="P7">3.2 )</text:p>
      <text:p text:style-name="P7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4">Classes</text:p>
          </table:table-cell>
          <table:table-cell table:style-name="Tableau1.C1" office:value-type="string">
            <text:p text:style-name="P14">Méthodes</text:p>
          </table:table-cell>
        </table:table-row>
        <table:table-row>
          <table:table-cell table:style-name="Tableau1.A2" office:value-type="string">
            <text:p text:style-name="P14">Lecture du CSV</text:p>
          </table:table-cell>
          <table:table-cell table:style-name="Tableau1.A2" office:value-type="string">
            <text:p text:style-name="P3">CSVParser, CSVRecord, CSVFormat</text:p>
          </table:table-cell>
          <table:table-cell table:style-name="Tableau1.C2" office:value-type="string">
            <text:p text:style-name="P14">parse</text:p>
          </table:table-cell>
        </table:table-row>
        <table:table-row>
          <table:table-cell table:style-name="Tableau1.A2" office:value-type="string">
            <text:p text:style-name="P14">Indexation</text:p>
          </table:table-cell>
          <table:table-cell table:style-name="Tableau1.A2" office:value-type="string">
            <text:p text:style-name="P4">IndexWriter, IndexCollection, IndexWriterConfig</text:p>
          </table:table-cell>
          <table:table-cell table:style-name="Tableau1.C2" office:value-type="string">
            <text:p text:style-name="P15">index, indexDoc</text:p>
          </table:table-cell>
        </table:table-row>
        <table:table-row>
          <table:table-cell table:style-name="Tableau1.A2" office:value-type="string">
            <text:p text:style-name="P14">Exécution de la requête</text:p>
          </table:table-cell>
          <table:table-cell table:style-name="Tableau1.A2" office:value-type="string">
            <text:p text:style-name="P4">Query Simple, TPRI1</text:p>
          </table:table-cell>
          <table:table-cell table:style-name="Tableau1.C2" office:value-type="string">
            <text:p text:style-name="P16">process, query</text:p>
          </table:table-cell>
        </table:table-row>
      </table:table>
      <text:p text:style-name="P1"/>
      <text:p text:style-name="P1"/>
      <text:p text:style-name="P1">3.3 )</text:p>
      <text:p text:style-name="P1"/>
      <text:p text:style-name="P1"/>
      <text:p text:style-name="P1">Il existe plusieurs type d’analyseurs :</text:p>
      <text:list xml:id="list3512506857" text:style-name="L1">
        <text:list-item>
          <text:p text:style-name="P10">WhitespaceAnalyzer : <text:span text:style-name="T1">Crée les tokens en utilisant les espaces comme séparateurs</text:span></text:p>
        </text:list-item>
        <text:list-item>
          <text:p text:style-name="P5">SimpleAnalyzer : <text:span text:style-name="T2">Crée les tokens en utilisant les espaces et les caractères spéciaux comme séparateurs, puis met chaque token en minuscule</text:span></text:p>
        </text:list-item>
        <text:list-item>
          <text:p text:style-name="P9">StopAnalyzer : <text:span text:style-name="T3">Variation du SimpleAnalyzer, qui enlève les mots les plus courants (en anglais, « a », « the »,…). La liste de mots à enlever peut être passée en paramètre</text:span></text:p>
        </text:list-item>
        <text:list-item>
          <text:p text:style-name="P11">StandardAnalyzer : <text:span text:style-name="T4">Basé sur StopAnalyzer. Il peut aussi reconnaître les adresses mails, les noms de domaines, ou encore les noms de compagnie comme un seul token.</text:span></text:p>
        </text:list-item>
        <text:list-item>
          <text:p text:style-name="P11">KeywordAnalyzer : <text:span text:style-name="T5">Le texte entier est compté comme un seul token. Utile pour les identifiants par exemple</text:span></text:p>
        </text:list-item>
        <text:list-item>
          <text:p text:style-name="P11">LanguageAnalyzer <text:span text:style-name="T6">(ex : EnglishAnalyzer, FrenchAnalyzer)</text:span> : <text:span text:style-name="T6">Il existe des Analyzers spécifiques à la plupart des langues, car les règles de syntaxe et la grammaire changent d’une langue à l’autre.</text:span></text:p>
        </text:list-item>
        <text:list-item>
          <text:p text:style-name="P12">CustomAnalyzer : Il est possible de créer son propre Analyzer, avec ses propres critères pour créer les tokens</text:p>
        </text:list-item>
      </text:list>
      <text:p text:style-name="P6"/>
      <text:p text:style-name="P1"><text:soft-page-break/>3.4) TextField <text:span text:style-name="T7">est un champ tokenizé et indexé</text:span>, <text:span text:style-name="T7">il est donc possible de l’analyser</text:span>. On peut le remplacer par StringField qui ne peut pas être analys<text:span text:style-name="T8">é </text:span>(c’est une simple cha<text:span text:style-name="T8">î</text:span>ne de caractère<text:span text:style-name="T9">s</text:span>)</text:p>
      <text:p text:style-name="P1"/>
      <text:p text:style-name="P1"/>
      <text:h text:style-name="Heading_20_3" text:outline-level="3">5. Questions ouvertes</text:h>
      <text:p text:style-name="Text_20_body"/>
      <text:p text:style-name="P8">5.2) Les fichiers d’indexation sont <text:span text:style-name="T11">dans le dossier indexRI. Ils sont nécessaires pour pouvoir ensuite calculer le score de pertinence de la requête suivant l’algorithme donné (que ce soit TF-IDF ou autr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29:37.672868321</meta:creation-date>
    <dc:date>2019-09-26T18:01:12.291385398</dc:date>
    <meta:editing-duration>PT1H50M6S</meta:editing-duration>
    <meta:editing-cycles>28</meta:editing-cycles>
    <meta:generator>LibreOffice/6.0.7.3$Linux_X86_64 LibreOffice_project/00m0$Build-3</meta:generator>
    <meta:document-statistic meta:table-count="1" meta:image-count="0" meta:object-count="0" meta:page-count="2" meta:paragraph-count="28" meta:word-count="281" meta:character-count="1760" meta:non-whitespace-character-count="1509"/>
  </office:meta>
</office:document-meta>
</file>